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.75in" fo:margin-left="1.0563in" table:align="left"/>
    </style:style>
    <style:style style:name="Table1.A" style:family="table-column">
      <style:table-column-properties style:column-width="0.1771in"/>
    </style:style>
    <style:style style:name="Table1.B" style:family="table-column">
      <style:table-column-properties style:column-width="0.2188in"/>
    </style:style>
    <style:style style:name="Table1.C" style:family="table-column">
      <style:table-column-properties style:column-width="0.25in"/>
    </style:style>
    <style:style style:name="Table1.D" style:family="table-column">
      <style:table-column-properties style:column-width="0.1979in"/>
    </style:style>
    <style:style style:name="Table1.F" style:family="table-column">
      <style:table-column-properties style:column-width="0.3229in"/>
    </style:style>
    <style:style style:name="Table1.G" style:family="table-column">
      <style:table-column-properties style:column-width="0.333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75in" fo:margin-left="1.0563in" table:align="left"/>
    </style:style>
    <style:style style:name="Table2.A" style:family="table-column">
      <style:table-column-properties style:column-width="0.1771in"/>
    </style:style>
    <style:style style:name="Table2.B" style:family="table-column">
      <style:table-column-properties style:column-width="0.2188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0.1979in"/>
    </style:style>
    <style:style style:name="Table2.F" style:family="table-column">
      <style:table-column-properties style:column-width="0.3229in"/>
    </style:style>
    <style:style style:name="Table2.G" style:family="table-column">
      <style:table-column-properties style:column-width="0.33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fcb7"/>
    </style:style>
    <style:style style:name="P2" style:family="paragraph" style:parent-style-name="Standard">
      <style:text-properties officeooo:paragraph-rsid="0015fcb7"/>
    </style:style>
    <style:style style:name="P3" style:family="paragraph" style:parent-style-name="Standard">
      <style:text-properties officeooo:paragraph-rsid="00177c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G1" office:value-type="string">
            <text:p text:style-name="P1">7</text:p>
          </table:table-cell>
        </table:table-row>
        <table:table-row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Standard">x</text:p>
          </table:table-cell>
        </table:table-row>
        <table:table-row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y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l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o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h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l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p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t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G2" office:value-type="string">
            <text:p text:style-name="P1">y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n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h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l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G2" office:value-type="string">
            <text:p text:style-name="P1">p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l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p</text:p>
          </table:table-cell>
        </table:table-row>
        <table:table-row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p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n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k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o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f</text:p>
          </table:table-cell>
        </table:table-row>
        <table:table-row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j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o</text:p>
          </table:table-cell>
          <table:table-cell table:style-name="Table1.G2" office:value-type="string">
            <text:p text:style-name="P1">j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x</text:p>
          </table:table-cell>
        </table:table-row>
        <text:soft-page-break/>
        <table:table-row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d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u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j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l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o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n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q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s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z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k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x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h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q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k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x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l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k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j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p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t</text:p>
          </table:table-cell>
          <table:table-cell table:style-name="Table1.G2" office:value-type="string">
            <text:p text:style-name="P1">p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x</text:p>
          </table:table-cell>
          <table:table-cell table:style-name="Table1.G2" office:value-type="string">
            <text:p text:style-name="P1">p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z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v</text:p>
          </table:table-cell>
        </table:table-row>
        <text:soft-page-break/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o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c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d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l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l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t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o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k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o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p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u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o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p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x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j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y</text:p>
          </table:table-cell>
        </table:table-row>
        <table:table-row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v</text:p>
          </table:table-cell>
        </table:table-row>
        <text:soft-page-break/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l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j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d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l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k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o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o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g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y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l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t</text:p>
          </table:table-cell>
          <table:table-cell table:style-name="Table1.G2" office:value-type="string">
            <text:p text:style-name="P1">h</text:p>
          </table:table-cell>
        </table:table-row>
        <table:table-row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c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p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e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z</text:p>
          </table:table-cell>
          <table:table-cell table:style-name="Table1.G2" office:value-type="string">
            <text:p text:style-name="P1">y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p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e</text:p>
          </table:table-cell>
          <table:table-cell table:style-name="Table1.G2" office:value-type="string">
            <text:p text:style-name="P1">l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e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h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p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g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h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x</text:p>
          </table:table-cell>
          <table:table-cell table:style-name="Table1.G2" office:value-type="string">
            <text:p text:style-name="P1">x</text:p>
          </table:table-cell>
        </table:table-row>
        <text:soft-page-break/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p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f</text:p>
          </table:table-cell>
          <table:table-cell table:style-name="Table1.G2" office:value-type="string">
            <text:p text:style-name="P1">t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k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h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e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k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h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j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o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t</text:p>
          </table:table-cell>
          <table:table-cell table:style-name="Table1.G2" office:value-type="string">
            <text:p text:style-name="P1">k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u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p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s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z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l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l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k</text:p>
          </table:table-cell>
          <table:table-cell table:style-name="Table1.G2" office:value-type="string">
            <text:p text:style-name="P1">o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o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t</text:p>
          </table:table-cell>
          <table:table-cell table:style-name="Table1.G2" office:value-type="string">
            <text:p text:style-name="P1">p</text:p>
          </table:table-cell>
        </table:table-row>
        <table:table-row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y</text:p>
          </table:table-cell>
        </table:table-row>
        <text:soft-page-break/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z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p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z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c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x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g</text:p>
          </table:table-cell>
          <table:table-cell table:style-name="Table1.G2" office:value-type="string">
            <text:p text:style-name="P1">t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g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n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y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l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l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t</text:p>
          </table:table-cell>
          <table:table-cell table:style-name="Table1.G2" office:value-type="string">
            <text:p text:style-name="P1">j</text:p>
          </table:table-cell>
        </table:table-row>
        <table:table-row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g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z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c</text:p>
          </table:table-cell>
          <table:table-cell table:style-name="Table1.G2" office:value-type="string">
            <text:p text:style-name="P1">k</text:p>
          </table:table-cell>
        </table:table-row>
        <table:table-row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c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n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p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j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k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l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k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z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m</text:p>
          </table:table-cell>
        </table:table-row>
        <text:soft-page-break/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k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x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p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p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t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g</text:p>
          </table:table-cell>
          <table:table-cell table:style-name="Table1.G2" office:value-type="string">
            <text:p text:style-name="P1">d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h</text:p>
          </table:table-cell>
        </table:table-row>
        <table:table-row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t</text:p>
          </table:table-cell>
        </table:table-row>
        <table:table-row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g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x</text:p>
          </table:table-cell>
          <table:table-cell table:style-name="Table1.G2" office:value-type="string">
            <text:p text:style-name="P1">p</text:p>
          </table:table-cell>
        </table:table-row>
        <table:table-row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p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g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l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k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o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u</text:p>
          </table:table-cell>
          <table:table-cell table:style-name="Table1.G2" office:value-type="string">
            <text:p text:style-name="P1">t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j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p</text:p>
          </table:table-cell>
          <table:table-cell table:style-name="Table1.G2" office:value-type="string">
            <text:p text:style-name="P1">i</text:p>
          </table:table-cell>
        </table:table-row>
        <text:soft-page-break/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k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l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g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a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g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p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e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t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t</text:p>
          </table:table-cell>
          <table:table-cell table:style-name="Table1.G2" office:value-type="string">
            <text:p text:style-name="P1">c</text:p>
          </table:table-cell>
        </table:table-row>
        <table:table-row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r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l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l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l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t</text:p>
          </table:table-cell>
          <table:table-cell table:style-name="Table1.G2" office:value-type="string">
            <text:p text:style-name="P1">c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l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l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r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c</text:p>
          </table:table-cell>
        </table:table-row>
        <table:table-row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t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z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z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j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o</text:p>
          </table:table-cell>
          <table:table-cell table:style-name="Table1.G2" office:value-type="string">
            <text:p text:style-name="P1">e</text:p>
          </table:table-cell>
        </table:table-row>
        <text:soft-page-break/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p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h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x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k</text:p>
          </table:table-cell>
          <table:table-cell table:style-name="Table1.G2" office:value-type="string">
            <text:p text:style-name="P1">y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z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h</text:p>
          </table:table-cell>
        </table:table-row>
        <table:table-row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k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z</text:p>
          </table:table-cell>
          <table:table-cell table:style-name="Table1.G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x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a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l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c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d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f</text:p>
          </table:table-cell>
        </table:table-row>
        <table:table-row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g</text:p>
          </table:table-cell>
          <table:table-cell table:style-name="Table1.G2" office:value-type="string">
            <text:p text:style-name="P1">t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x</text:p>
          </table:table-cell>
          <table:table-cell table:style-name="Table1.G2" office:value-type="string">
            <text:p text:style-name="P1">l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z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k</text:p>
          </table:table-cell>
          <table:table-cell table:style-name="Table1.G2" office:value-type="string">
            <text:p text:style-name="P1">y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g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g</text:p>
          </table:table-cell>
          <table:table-cell table:style-name="Table1.G2" office:value-type="string">
            <text:p text:style-name="P1">f</text:p>
          </table:table-cell>
        </table:table-row>
        <table:table-row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a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t</text:p>
          </table:table-cell>
        </table:table-row>
        <text:soft-page-break/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c</text:p>
          </table:table-cell>
          <table:table-cell table:style-name="Table1.G2" office:value-type="string">
            <text:p text:style-name="P1">g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g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m</text:p>
          </table:table-cell>
          <table:table-cell table:style-name="Table1.G2" office:value-type="string">
            <text:p text:style-name="P1">b</text:p>
          </table:table-cell>
        </table:table-row>
        <table:table-row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a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e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l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r</text:p>
          </table:table-cell>
          <table:table-cell table:style-name="Table1.G2" office:value-type="string">
            <text:p text:style-name="P1">y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v</text:p>
          </table:table-cell>
          <table:table-cell table:style-name="Table1.G2" office:value-type="string">
            <text:p text:style-name="P1">h</text:p>
          </table:table-cell>
        </table:table-row>
        <table:table-row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p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i</text:p>
          </table:table-cell>
          <table:table-cell table:style-name="Table1.G2" office:value-type="string">
            <text:p text:style-name="P1">g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b</text:p>
          </table:table-cell>
          <table:table-cell table:style-name="Table1.G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u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z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z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t</text:p>
          </table:table-cell>
          <table:table-cell table:style-name="Table1.G2" office:value-type="string">
            <text:p text:style-name="P1">c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z</text:p>
          </table:table-cell>
          <table:table-cell table:style-name="Table1.G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n</text:p>
          </table:table-cell>
          <table:table-cell table:style-name="Table1.G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w</text:p>
          </table:table-cell>
          <table:table-cell table:style-name="Table1.G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q</text:p>
          </table:table-cell>
          <table:table-cell table:style-name="Table1.G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h</text:p>
          </table:table-cell>
          <table:table-cell table:style-name="Table1.G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row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G1" office:value-type="string">
            <text:p text:style-name="P3">7</text:p>
          </table:table-cell>
        </table:table-row>
        <table:table-row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y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l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o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h</text:p>
          </table:table-cell>
        </table:table-row>
        <text:soft-page-break/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l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p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t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j</text:p>
          </table:table-cell>
          <table:table-cell table:style-name="Table2.G2" office:value-type="string">
            <text:p text:style-name="P3">y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n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h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l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t</text:p>
          </table:table-cell>
          <table:table-cell table:style-name="Table2.G2" office:value-type="string">
            <text:p text:style-name="P3">p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l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p</text:p>
          </table:table-cell>
        </table:table-row>
        <table:table-row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p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n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k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o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f</text:p>
          </table:table-cell>
        </table:table-row>
        <table:table-row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j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o</text:p>
          </table:table-cell>
          <table:table-cell table:style-name="Table2.G2" office:value-type="string">
            <text:p text:style-name="P3">j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d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u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j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l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z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o</text:p>
          </table:table-cell>
          <table:table-cell table:style-name="Table2.G2" office:value-type="string">
            <text:p text:style-name="P3">i</text:p>
          </table:table-cell>
        </table:table-row>
        <text:soft-page-break/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z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n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q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s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z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k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x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h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q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k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x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l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k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j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p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t</text:p>
          </table:table-cell>
          <table:table-cell table:style-name="Table2.G2" office:value-type="string">
            <text:p text:style-name="P3">p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x</text:p>
          </table:table-cell>
          <table:table-cell table:style-name="Table2.G2" office:value-type="string">
            <text:p text:style-name="P3">p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z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o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c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w</text:p>
          </table:table-cell>
        </table:table-row>
        <text:soft-page-break/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d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l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l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t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o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k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o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p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u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o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p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x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j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y</text:p>
          </table:table-cell>
        </table:table-row>
        <table:table-row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l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j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d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l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k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o</text:p>
          </table:table-cell>
        </table:table-row>
        <text:soft-page-break/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o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g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y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l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t</text:p>
          </table:table-cell>
          <table:table-cell table:style-name="Table2.G2" office:value-type="string">
            <text:p text:style-name="P3">h</text:p>
          </table:table-cell>
        </table:table-row>
        <table:table-row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c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p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e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z</text:p>
          </table:table-cell>
          <table:table-cell table:style-name="Table2.G2" office:value-type="string">
            <text:p text:style-name="P3">y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p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e</text:p>
          </table:table-cell>
          <table:table-cell table:style-name="Table2.G2" office:value-type="string">
            <text:p text:style-name="P3">l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e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h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p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g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h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x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p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f</text:p>
          </table:table-cell>
          <table:table-cell table:style-name="Table2.G2" office:value-type="string">
            <text:p text:style-name="P3">t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k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h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e</text:p>
          </table:table-cell>
          <table:table-cell table:style-name="Table2.G2" office:value-type="string">
            <text:p text:style-name="P3">e</text:p>
          </table:table-cell>
        </table:table-row>
        <text:soft-page-break/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k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h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j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o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t</text:p>
          </table:table-cell>
          <table:table-cell table:style-name="Table2.G2" office:value-type="string">
            <text:p text:style-name="P3">k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u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p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s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z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l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l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k</text:p>
          </table:table-cell>
          <table:table-cell table:style-name="Table2.G2" office:value-type="string">
            <text:p text:style-name="P3">o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o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t</text:p>
          </table:table-cell>
          <table:table-cell table:style-name="Table2.G2" office:value-type="string">
            <text:p text:style-name="P3">p</text:p>
          </table:table-cell>
        </table:table-row>
        <table:table-row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y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z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p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z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c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x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g</text:p>
          </table:table-cell>
          <table:table-cell table:style-name="Table2.G2" office:value-type="string">
            <text:p text:style-name="P3">t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g</text:p>
          </table:table-cell>
          <table:table-cell table:style-name="Table2.G2" office:value-type="string">
            <text:p text:style-name="P3">w</text:p>
          </table:table-cell>
        </table:table-row>
        <text:soft-page-break/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n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y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l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l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t</text:p>
          </table:table-cell>
          <table:table-cell table:style-name="Table2.G2" office:value-type="string">
            <text:p text:style-name="P3">j</text:p>
          </table:table-cell>
        </table:table-row>
        <table:table-row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g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j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z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c</text:p>
          </table:table-cell>
          <table:table-cell table:style-name="Table2.G2" office:value-type="string">
            <text:p text:style-name="P3">k</text:p>
          </table:table-cell>
        </table:table-row>
        <table:table-row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c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n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p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j</text:p>
          </table:table-cell>
        </table:table-row>
        <table:table-row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k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l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k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z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k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x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v</text:p>
          </table:table-cell>
        </table:table-row>
        <text:soft-page-break/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p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p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t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g</text:p>
          </table:table-cell>
          <table:table-cell table:style-name="Table2.G2" office:value-type="string">
            <text:p text:style-name="P3">d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h</text:p>
          </table:table-cell>
        </table:table-row>
        <table:table-row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t</text:p>
          </table:table-cell>
        </table:table-row>
        <table:table-row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g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x</text:p>
          </table:table-cell>
          <table:table-cell table:style-name="Table2.G2" office:value-type="string">
            <text:p text:style-name="P3">p</text:p>
          </table:table-cell>
        </table:table-row>
        <table:table-row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p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g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l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z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k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o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u</text:p>
          </table:table-cell>
          <table:table-cell table:style-name="Table2.G2" office:value-type="string">
            <text:p text:style-name="P3">t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j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p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k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l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g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a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g</text:p>
          </table:table-cell>
        </table:table-row>
        <text:soft-page-break/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p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e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t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t</text:p>
          </table:table-cell>
          <table:table-cell table:style-name="Table2.G2" office:value-type="string">
            <text:p text:style-name="P3">c</text:p>
          </table:table-cell>
        </table:table-row>
        <table:table-row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r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l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l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l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z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t</text:p>
          </table:table-cell>
          <table:table-cell table:style-name="Table2.G2" office:value-type="string">
            <text:p text:style-name="P3">c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l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l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j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r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c</text:p>
          </table:table-cell>
        </table:table-row>
        <table:table-row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t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z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z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j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o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p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h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x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k</text:p>
          </table:table-cell>
          <table:table-cell table:style-name="Table2.G2" office:value-type="string">
            <text:p text:style-name="P3">y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z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s</text:p>
          </table:table-cell>
        </table:table-row>
        <text:soft-page-break/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h</text:p>
          </table:table-cell>
        </table:table-row>
        <table:table-row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k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z</text:p>
          </table:table-cell>
          <table:table-cell table:style-name="Table2.G2" office:value-type="string">
            <text:p text:style-name="P3">w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x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a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l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c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d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f</text:p>
          </table:table-cell>
        </table:table-row>
        <table:table-row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g</text:p>
          </table:table-cell>
          <table:table-cell table:style-name="Table2.G2" office:value-type="string">
            <text:p text:style-name="P3">t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x</text:p>
          </table:table-cell>
          <table:table-cell table:style-name="Table2.G2" office:value-type="string">
            <text:p text:style-name="P3">l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z</text:p>
          </table:table-cell>
        </table:table-row>
        <table:table-row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k</text:p>
          </table:table-cell>
          <table:table-cell table:style-name="Table2.G2" office:value-type="string">
            <text:p text:style-name="P3">y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g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g</text:p>
          </table:table-cell>
          <table:table-cell table:style-name="Table2.G2" office:value-type="string">
            <text:p text:style-name="P3">f</text:p>
          </table:table-cell>
        </table:table-row>
        <table:table-row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a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t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c</text:p>
          </table:table-cell>
          <table:table-cell table:style-name="Table2.G2" office:value-type="string">
            <text:p text:style-name="P3">g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v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g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m</text:p>
          </table:table-cell>
          <table:table-cell table:style-name="Table2.G2" office:value-type="string">
            <text:p text:style-name="P3">b</text:p>
          </table:table-cell>
        </table:table-row>
        <table:table-row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a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i</text:p>
          </table:table-cell>
          <table:table-cell table:style-name="Table2.A2" office:value-type="string">
            <text:p text:style-name="P3">e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l</text:p>
          </table:table-cell>
          <table:table-cell table:style-name="Table2.G2" office:value-type="string">
            <text:p text:style-name="P3">i</text:p>
          </table:table-cell>
        </table:table-row>
        <text:soft-page-break/>
        <table:table-row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r</text:p>
          </table:table-cell>
          <table:table-cell table:style-name="Table2.G2" office:value-type="string">
            <text:p text:style-name="P3">y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v</text:p>
          </table:table-cell>
          <table:table-cell table:style-name="Table2.G2" office:value-type="string">
            <text:p text:style-name="P3">h</text:p>
          </table:table-cell>
        </table:table-row>
        <table:table-row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p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i</text:p>
          </table:table-cell>
          <table:table-cell table:style-name="Table2.G2" office:value-type="string">
            <text:p text:style-name="P3">g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b</text:p>
          </table:table-cell>
          <table:table-cell table:style-name="Table2.G2" office:value-type="string">
            <text:p text:style-name="P3">e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u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z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z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y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n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t</text:p>
          </table:table-cell>
          <table:table-cell table:style-name="Table2.G2" office:value-type="string">
            <text:p text:style-name="P3">c</text:p>
          </table:table-cell>
        </table:table-row>
        <table:table-row>
          <table:table-cell table:style-name="Table2.A2" office:value-type="string">
            <text:p text:style-name="P3">s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w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z</text:p>
          </table:table-cell>
          <table:table-cell table:style-name="Table2.G2" office:value-type="string">
            <text:p text:style-name="P3">i</text:p>
          </table:table-cell>
        </table:table-row>
        <table:table-row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u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r</text:p>
          </table:table-cell>
          <table:table-cell table:style-name="Table2.A2" office:value-type="string">
            <text:p text:style-name="P3">n</text:p>
          </table:table-cell>
          <table:table-cell table:style-name="Table2.G2" office:value-type="string">
            <text:p text:style-name="P3">s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w</text:p>
          </table:table-cell>
          <table:table-cell table:style-name="Table2.G2" office:value-type="string">
            <text:p text:style-name="P3">r</text:p>
          </table:table-cell>
        </table:table-row>
        <table:table-row>
          <table:table-cell table:style-name="Table2.A2" office:value-type="string">
            <text:p text:style-name="P3">k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3">q</text:p>
          </table:table-cell>
          <table:table-cell table:style-name="Table2.G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3">q</text:p>
          </table:table-cell>
          <table:table-cell table:style-name="Table2.A2" office:value-type="string">
            <text:p text:style-name="P3">o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h</text:p>
          </table:table-cell>
          <table:table-cell table:style-name="Table2.G2" office:value-type="string">
            <text:p text:style-name="P3">m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G2" office:value-type="string">
            <text:p text:style-name="P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Dean</meta:initial-creator>
    <meta:creation-date>2015-01-21T13:58:42</meta:creation-date>
    <dc:date>2015-01-22T11:30:47</dc:date>
    <dc:creator>Ryan Dean</dc:creator>
    <meta:editing-duration>P0D</meta:editing-duration>
    <meta:editing-cycles>2</meta:editing-cycles>
    <meta:generator>LibreOffice/4.0.4.2$Linux_X86_64 LibreOffice_project/400m0$Build-2</meta:generator>
    <meta:document-statistic meta:table-count="2" meta:image-count="0" meta:object-count="0" meta:page-count="20" meta:paragraph-count="4736" meta:word-count="4736" meta:character-count="4736" meta:non-whitespace-character-count="4736"/>
  </office:meta>
</office:document-meta>
</file>